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3.75cm"/>
    </style:style>
    <style:style style:name="co5" style:family="table-column">
      <style:table-column-properties fo:break-before="auto" style:column-width="3.861cm"/>
    </style:style>
    <style:style style:name="co6" style:family="table-column">
      <style:table-column-properties fo:break-before="auto" style:column-width="2.78cm"/>
    </style:style>
    <style:style style:name="co7" style:family="table-column">
      <style:table-column-properties fo:break-before="auto" style:column-width="3.334cm"/>
    </style:style>
    <style:style style:name="co8" style:family="table-column">
      <style:table-column-properties fo:break-before="auto" style:column-width="3.473cm"/>
    </style:style>
    <style:style style:name="co9" style:family="table-column">
      <style:table-column-properties fo:break-before="auto" style:column-width="2.669cm"/>
    </style:style>
    <style:style style:name="co10" style:family="table-column">
      <style:table-column-properties fo:break-before="auto" style:column-width="2.11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3" table:number-columns-repeated="2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7" table:number-columns-repeated="2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3" table:number-columns-repeated="1010" table:default-cell-style-name="Excel_20_Built-in_20_Normal"/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AY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Nom du client</text:p>
          </table:table-cell>
          <table:table-cell table:style-name="ce1" office:value-type="string">
            <text:p>departement</text:p>
          </table:table-cell>
          <table:table-cell table:style-name="ce1" office:value-type="string">
            <text:p>CA €</text:p>
          </table:table-cell>
          <table:table-cell table:style-name="ce1" office:value-type="string">
            <text:p>tx conv</text:p>
          </table:table-cell>
          <table:table-cell table:style-name="ce1" office:value-type="string">
            <text:p>CA TND</text:p>
          </table:table-cell>
          <table:table-cell table:style-name="ce1" office:value-type="string">
            <text:p>Recouvrement €</text:p>
          </table:table-cell>
          <table:table-cell table:style-name="ce1" office:value-type="string">
            <text:p>Restant €</text:p>
          </table:table-cell>
          <table:table-cell table:style-name="ce1" office:value-type="string">
            <text:p>Perte de change</text:p>
          </table:table-cell>
          <table:table-cell table:style-name="ce1" office:value-type="string">
            <text:p>Banque</text:p>
          </table:table-cell>
          <table:table-cell table:style-name="ce1" office:value-type="string">
            <text:p>dep_code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5/01/2022</text:p>
          </table:table-cell>
          <table:table-cell office:value-type="string">
            <text:p>Belgique</text:p>
          </table:table-cell>
          <table:table-cell office:value-type="string">
            <text:p>CLIENTS ETRANGERS</text:p>
          </table:table-cell>
          <table:table-cell office:value-type="string">
            <text:p>BAQUILA</text:p>
          </table:table-cell>
          <table:table-cell office:value-type="string">
            <text:p>Electricité</text:p>
          </table:table-cell>
          <table:table-cell office:value-type="float" office:value="5960.2723935">
            <text:p>5960,2723935</text:p>
          </table:table-cell>
          <table:table-cell office:value-type="float" office:value="3.3059">
            <text:p>3,3059</text:p>
          </table:table-cell>
          <table:table-cell office:value-type="float" office:value="19704.0645056717">
            <text:p>19704,0645056717</text:p>
          </table:table-cell>
          <table:table-cell office:value-type="float" office:value="3221.76886135135">
            <text:p>3221,7688613514</text:p>
          </table:table-cell>
          <table:table-cell office:value-type="float" office:value="2738.50353214865">
            <text:p>2738,5035321487</text:p>
          </table:table-cell>
          <table:table-cell office:value-type="float" office:value="3231.51750972763">
            <text:p>3231,5175097276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0/01/2022</text:p>
          </table:table-cell>
          <table:table-cell office:value-type="string">
            <text:p>France</text:p>
          </table:table-cell>
          <table:table-cell office:value-type="string">
            <text:p>CLIENTS ETRANGERS</text:p>
          </table:table-cell>
          <table:table-cell office:value-type="string">
            <text:p>DELTA BETA</text:p>
          </table:table-cell>
          <table:table-cell office:value-type="string">
            <text:p>Electricité</text:p>
          </table:table-cell>
          <table:table-cell office:value-type="float" office:value="11809.0748394">
            <text:p>11809,0748394</text:p>
          </table:table-cell>
          <table:table-cell office:value-type="float" office:value="3.3059">
            <text:p>3,3059</text:p>
          </table:table-cell>
          <table:table-cell office:value-type="float" office:value="39039.6205115725">
            <text:p>39039,6205115725</text:p>
          </table:table-cell>
          <table:table-cell office:value-type="float" office:value="9437.44492879405">
            <text:p>9437,4449287941</text:p>
          </table:table-cell>
          <table:table-cell office:value-type="float" office:value="2371.62991060595">
            <text:p>2371,629910606</text:p>
          </table:table-cell>
          <table:table-cell office:value-type="float" office:value="5207.36842105263">
            <text:p>5207,3684210526</text:p>
          </table:table-cell>
          <table:table-cell office:value-type="string">
            <text:p>BIAT TND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5/02/2022</text:p>
          </table:table-cell>
          <table:table-cell office:value-type="string">
            <text:p>Belgique</text:p>
          </table:table-cell>
          <table:table-cell office:value-type="string">
            <text:p>CLIENTS ETRANGERS</text:p>
          </table:table-cell>
          <table:table-cell office:value-type="string">
            <text:p>BAQUILA</text:p>
          </table:table-cell>
          <table:table-cell office:value-type="string">
            <text:p>Fluide</text:p>
          </table:table-cell>
          <table:table-cell office:value-type="float" office:value="30354">
            <text:p>30354</text:p>
          </table:table-cell>
          <table:table-cell office:value-type="float" office:value="3.3059">
            <text:p>3,3059</text:p>
          </table:table-cell>
          <table:table-cell office:value-type="float" office:value="100347.2886">
            <text:p>100347,2886</text:p>
          </table:table-cell>
          <table:table-cell office:value-type="float" office:value="16407.5675675676">
            <text:p>16407,5675675676</text:p>
          </table:table-cell>
          <table:table-cell office:value-type="float" office:value="13946.4324324324">
            <text:p>13946,4324324324</text:p>
          </table:table-cell>
          <table:table-cell office:value-type="float" office:value="3209.1439688716">
            <text:p>3209,1439688716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6/02/2022</text:p>
          </table:table-cell>
          <table:table-cell office:value-type="string">
            <text:p>France</text:p>
          </table:table-cell>
          <table:table-cell office:value-type="string">
            <text:p>CLIENTS ETRANGERS</text:p>
          </table:table-cell>
          <table:table-cell office:value-type="string">
            <text:p>TRIPARTIE TRAVAUX</text:p>
          </table:table-cell>
          <table:table-cell office:value-type="string">
            <text:p>Fluide</text:p>
          </table:table-cell>
          <table:table-cell office:value-type="float" office:value="9767.3925">
            <text:p>9767,3925</text:p>
          </table:table-cell>
          <table:table-cell office:value-type="float" office:value="3.3059">
            <text:p>3,3059</text:p>
          </table:table-cell>
          <table:table-cell office:value-type="float" office:value="32290.02286575">
            <text:p>32290,02286575</text:p>
          </table:table-cell>
          <table:table-cell office:value-type="float" office:value="7805.79597218892">
            <text:p>7805,7959721889</text:p>
          </table:table-cell>
          <table:table-cell office:value-type="float" office:value="1961.59652781108">
            <text:p>1961,5965278111</text:p>
          </table:table-cell>
          <table:table-cell office:value-type="float" office:value="3317.89473684211">
            <text:p>3317,8947368421</text:p>
          </table:table-cell>
          <table:table-cell office:value-type="string">
            <text:p>BIAT TND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6/02/2022</text:p>
          </table:table-cell>
          <table:table-cell office:value-type="string">
            <text:p>france</text:p>
          </table:table-cell>
          <table:table-cell office:value-type="string">
            <text:p>CLIENTS ETRANGERS</text:p>
          </table:table-cell>
          <table:table-cell office:value-type="string">
            <text:p>DELTA BETA</text:p>
          </table:table-cell>
          <table:table-cell office:value-type="string">
            <text:p>Génie Civil</text:p>
          </table:table-cell>
          <table:table-cell office:value-type="float" office:value="8600.3">
            <text:p>8600,3</text:p>
          </table:table-cell>
          <table:table-cell office:value-type="float" office:value="3.3059">
            <text:p>3,3059</text:p>
          </table:table-cell>
          <table:table-cell office:value-type="float" office:value="28431.73177">
            <text:p>28431,73177</text:p>
          </table:table-cell>
          <table:table-cell office:value-type="float" office:value="6873.09198433629">
            <text:p>6873,0919843363</text:p>
          </table:table-cell>
          <table:table-cell office:value-type="float" office:value="1727.20801566371">
            <text:p>1727,2080156637</text:p>
          </table:table-cell>
          <table:table-cell office:value-type="float" office:value="3521.05263157895">
            <text:p>3521,052631579</text:p>
          </table:table-cell>
          <table:table-cell office:value-type="string">
            <text:p>BIAT TND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07/03/2022</text:p>
          </table:table-cell>
          <table:table-cell office:value-type="string">
            <text:p>Belgique</text:p>
          </table:table-cell>
          <table:table-cell office:value-type="string">
            <text:p>CLIENTS ETRANGERS</text:p>
          </table:table-cell>
          <table:table-cell office:value-type="string">
            <text:p>MAXIBIMAX</text:p>
          </table:table-cell>
          <table:table-cell office:value-type="string">
            <text:p>Génie Civil</text:p>
          </table:table-cell>
          <table:table-cell office:value-type="float" office:value="29610.236">
            <text:p>29610,236</text:p>
          </table:table-cell>
          <table:table-cell office:value-type="float" office:value="3.3059">
            <text:p>3,3059</text:p>
          </table:table-cell>
          <table:table-cell office:value-type="float" office:value="97888.4791924">
            <text:p>97888,4791924</text:p>
          </table:table-cell>
          <table:table-cell office:value-type="float" office:value="16005.532972973">
            <text:p>16005,532972973</text:p>
          </table:table-cell>
          <table:table-cell office:value-type="float" office:value="13604.703027027">
            <text:p>13604,703027027</text:p>
          </table:table-cell>
          <table:table-cell office:value-type="float" office:value="2109.92217898833">
            <text:p>2109,9221789883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8/03/2022</text:p>
          </table:table-cell>
          <table:table-cell office:value-type="string">
            <text:p>Belgique</text:p>
          </table:table-cell>
          <table:table-cell office:value-type="string">
            <text:p>CLIENTS ETRANGERS</text:p>
          </table:table-cell>
          <table:table-cell office:value-type="string">
            <text:p>BAQUILA</text:p>
          </table:table-cell>
          <table:table-cell office:value-type="string">
            <text:p>Génie Civil</text:p>
          </table:table-cell>
          <table:table-cell office:value-type="float" office:value="10118">
            <text:p>10118</text:p>
          </table:table-cell>
          <table:table-cell office:value-type="float" office:value="3.3059">
            <text:p>3,3059</text:p>
          </table:table-cell>
          <table:table-cell office:value-type="float" office:value="33449.0962">
            <text:p>33449,0962</text:p>
          </table:table-cell>
          <table:table-cell office:value-type="float" office:value="5469.18918918919">
            <text:p>5469,1891891892</text:p>
          </table:table-cell>
          <table:table-cell office:value-type="float" office:value="4648.81081081081">
            <text:p>4648,8108108108</text:p>
          </table:table-cell>
          <table:table-cell office:value-type="float" office:value="3993.1906614786">
            <text:p>3993,1906614786</text:p>
          </table:table-cell>
          <table:table-cell office:value-type="string">
            <text:p>ATTIJARI TND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8/03/2022</text:p>
          </table:table-cell>
          <table:table-cell office:value-type="string">
            <text:p>France</text:p>
          </table:table-cell>
          <table:table-cell office:value-type="string">
            <text:p>CLIENTS ETRANGERS</text:p>
          </table:table-cell>
          <table:table-cell office:value-type="string">
            <text:p>TRIPARTIE TRAVAUX</text:p>
          </table:table-cell>
          <table:table-cell office:value-type="string">
            <text:p>Génie Civil</text:p>
          </table:table-cell>
          <table:table-cell office:value-type="float" office:value="34060.9705">
            <text:p>34060,9705</text:p>
          </table:table-cell>
          <table:table-cell office:value-type="float" office:value="3.3059">
            <text:p>3,3059</text:p>
          </table:table-cell>
          <table:table-cell office:value-type="float" office:value="112602.16237595">
            <text:p>112602,16237595</text:p>
          </table:table-cell>
          <table:table-cell office:value-type="float" office:value="34060.9705">
            <text:p>34060,9705</text:p>
          </table:table-cell>
          <table:table-cell office:value-type="float" office:value="0">
            <text:p>0</text:p>
          </table:table-cell>
          <table:table-cell office:value-type="float" office:value="4845.26315789474">
            <text:p>4845,2631578947</text:p>
          </table:table-cell>
          <table:table-cell office:value-type="string">
            <text:p>BIAT TND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02/04/2022</text:p>
          </table:table-cell>
          <table:table-cell office:value-type="string">
            <text:p>Belgique</text:p>
          </table:table-cell>
          <table:table-cell office:value-type="string">
            <text:p>CLIENTS ETRANGERS</text:p>
          </table:table-cell>
          <table:table-cell office:value-type="string">
            <text:p>MAXIBIMAX</text:p>
          </table:table-cell>
          <table:table-cell office:value-type="string">
            <text:p>Fluide</text:p>
          </table:table-cell>
          <table:table-cell office:value-type="float" office:value="14802.634">
            <text:p>14802,634</text:p>
          </table:table-cell>
          <table:table-cell office:value-type="float" office:value="3.3059">
            <text:p>3,3059</text:p>
          </table:table-cell>
          <table:table-cell office:value-type="float" office:value="48936.0277406">
            <text:p>48936,0277406</text:p>
          </table:table-cell>
          <table:table-cell office:value-type="float" office:value="8001.42378378378">
            <text:p>8001,4237837838</text:p>
          </table:table-cell>
          <table:table-cell office:value-type="float" office:value="6801.21021621622">
            <text:p>6801,2102162162</text:p>
          </table:table-cell>
          <table:table-cell office:value-type="float" office:value="2171.20622568093">
            <text:p>2171,2062256809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02/04/2022</text:p>
          </table:table-cell>
          <table:table-cell office:value-type="string">
            <text:p>france</text:p>
          </table:table-cell>
          <table:table-cell office:value-type="string">
            <text:p>CLIENTS ETRANGERS</text:p>
          </table:table-cell>
          <table:table-cell office:value-type="string">
            <text:p>DELTA BETA</text:p>
          </table:table-cell>
          <table:table-cell office:value-type="string">
            <text:p>Fluide</text:p>
          </table:table-cell>
          <table:table-cell office:value-type="float" office:value="18500.75">
            <text:p>18500,75</text:p>
          </table:table-cell>
          <table:table-cell office:value-type="float" office:value="3.3059">
            <text:p>3,3059</text:p>
          </table:table-cell>
          <table:table-cell office:value-type="float" office:value="61161.629425">
            <text:p>61161,629425</text:p>
          </table:table-cell>
          <table:table-cell office:value-type="float" office:value="18500.75">
            <text:p>18500,75</text:p>
          </table:table-cell>
          <table:table-cell office:value-type="float" office:value="0">
            <text:p>0</text:p>
          </table:table-cell>
          <table:table-cell office:value-type="float" office:value="4774.73684210526">
            <text:p>4774,7368421053</text:p>
          </table:table-cell>
          <table:table-cell office:value-type="string">
            <text:p>ZITOUNA €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0/04/2022</text:p>
          </table:table-cell>
          <table:table-cell office:value-type="string">
            <text:p>France</text:p>
          </table:table-cell>
          <table:table-cell office:value-type="string">
            <text:p>CLIENTS ETRANGERS</text:p>
          </table:table-cell>
          <table:table-cell office:value-type="string">
            <text:p>K.WEST INGENIEURIE</text:p>
          </table:table-cell>
          <table:table-cell office:value-type="string">
            <text:p>Fluide</text:p>
          </table:table-cell>
          <table:table-cell office:value-type="float" office:value="9042.05">
            <text:p>9042,05</text:p>
          </table:table-cell>
          <table:table-cell office:value-type="float" office:value="3.3059">
            <text:p>3,3059</text:p>
          </table:table-cell>
          <table:table-cell office:value-type="float" office:value="29892.113095">
            <text:p>29892,113095</text:p>
          </table:table-cell>
          <table:table-cell office:value-type="float" office:value="9042.05">
            <text:p>9042,05</text:p>
          </table:table-cell>
          <table:table-cell office:value-type="float" office:value="0">
            <text:p>0</text:p>
          </table:table-cell>
          <table:table-cell office:value-type="float" office:value="1449.11946956668">
            <text:p>1449,1194695667</text:p>
          </table:table-cell>
          <table:table-cell office:value-type="string">
            <text:p>ZITOUNA €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5/04/2022</text:p>
          </table:table-cell>
          <table:table-cell office:value-type="string">
            <text:p>Belgique</text:p>
          </table:table-cell>
          <table:table-cell office:value-type="string">
            <text:p>CLIENTS ETRANGERS</text:p>
          </table:table-cell>
          <table:table-cell office:value-type="string">
            <text:p>BAQUILA</text:p>
          </table:table-cell>
          <table:table-cell office:value-type="string">
            <text:p>Fluide</text:p>
          </table:table-cell>
          <table:table-cell office:value-type="float" office:value="37657.293">
            <text:p>37657,293</text:p>
          </table:table-cell>
          <table:table-cell office:value-type="float" office:value="3.3059">
            <text:p>3,3059</text:p>
          </table:table-cell>
          <table:table-cell office:value-type="float" office:value="124491.2449287">
            <text:p>124491,2449287</text:p>
          </table:table-cell>
          <table:table-cell office:value-type="float" office:value="20355.2935135135">
            <text:p>20355,2935135135</text:p>
          </table:table-cell>
          <table:table-cell office:value-type="float" office:value="17301.9994864865">
            <text:p>17301,9994864865</text:p>
          </table:table-cell>
          <table:table-cell office:value-type="float" office:value="3009.72762645914">
            <text:p>3009,7276264591</text:p>
          </table:table-cell>
          <table:table-cell office:value-type="string">
            <text:p>ATTIJARI TND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30/04/2022</text:p>
          </table:table-cell>
          <table:table-cell office:value-type="string">
            <text:p>Belgique</text:p>
          </table:table-cell>
          <table:table-cell office:value-type="string">
            <text:p>CLIENTS ETRANGERS</text:p>
          </table:table-cell>
          <table:table-cell office:value-type="string">
            <text:p>MAXIBIMAX</text:p>
          </table:table-cell>
          <table:table-cell office:value-type="string">
            <text:p>Electricité</text:p>
          </table:table-cell>
          <table:table-cell office:value-type="float" office:value="3439.86">
            <text:p>3439,86</text:p>
          </table:table-cell>
          <table:table-cell office:value-type="float" office:value="3.3059">
            <text:p>3,3059</text:p>
          </table:table-cell>
          <table:table-cell office:value-type="float" office:value="11371.833174">
            <text:p>11371,833174</text:p>
          </table:table-cell>
          <table:table-cell office:value-type="float" office:value="1859.38378378378">
            <text:p>1859,3837837838</text:p>
          </table:table-cell>
          <table:table-cell office:value-type="float" office:value="1580.47621621622">
            <text:p>1580,4762162162</text:p>
          </table:table-cell>
          <table:table-cell office:value-type="float" office:value="3961.08949416342">
            <text:p>3961,0894941634</text:p>
          </table:table-cell>
          <table:table-cell office:value-type="string">
            <text:p>ATTIJARI TND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30/04/2022</text:p>
          </table:table-cell>
          <table:table-cell office:value-type="string">
            <text:p>Belgique</text:p>
          </table:table-cell>
          <table:table-cell office:value-type="string">
            <text:p>CLIENTS ETRANGERS</text:p>
          </table:table-cell>
          <table:table-cell office:value-type="string">
            <text:p>MAXIBIMAX</text:p>
          </table:table-cell>
          <table:table-cell office:value-type="string">
            <text:p>Electricité</text:p>
          </table:table-cell>
          <table:table-cell office:value-type="float" office:value="8687.972">
            <text:p>8687,972</text:p>
          </table:table-cell>
          <table:table-cell office:value-type="float" office:value="3.3059">
            <text:p>3,3059</text:p>
          </table:table-cell>
          <table:table-cell office:value-type="float" office:value="28721.5666348">
            <text:p>28721,5666348</text:p>
          </table:table-cell>
          <table:table-cell office:value-type="float" office:value="6943.1567170143">
            <text:p>6943,1567170143</text:p>
          </table:table-cell>
          <table:table-cell office:value-type="float" office:value="1744.8152829857">
            <text:p>1744,8152829857</text:p>
          </table:table-cell>
          <table:table-cell office:value-type="float" office:value="2767.50972762646">
            <text:p>2767,5097276265</text:p>
          </table:table-cell>
          <table:table-cell office:value-type="string">
            <text:p>BIAT €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1/05/2022</text:p>
          </table:table-cell>
          <table:table-cell office:value-type="string">
            <text:p>France</text:p>
          </table:table-cell>
          <table:table-cell office:value-type="string">
            <text:p>CLIENTS ETRANGERS</text:p>
          </table:table-cell>
          <table:table-cell office:value-type="string">
            <text:p>TRIPARTIE TRAVAUX</text:p>
          </table:table-cell>
          <table:table-cell office:value-type="string">
            <text:p>Electricité</text:p>
          </table:table-cell>
          <table:table-cell office:value-type="float" office:value="12288.9641025641">
            <text:p>12288,9641025641</text:p>
          </table:table-cell>
          <table:table-cell office:value-type="float" office:value="3.3059">
            <text:p>3,3059</text:p>
          </table:table-cell>
          <table:table-cell office:value-type="float" office:value="40626.0864266667">
            <text:p>40626,0864266667</text:p>
          </table:table-cell>
          <table:table-cell office:value-type="float" office:value="12288.9641025641">
            <text:p>12288,9641025641</text:p>
          </table:table-cell>
          <table:table-cell office:value-type="float" office:value="0">
            <text:p>0</text:p>
          </table:table-cell>
          <table:table-cell office:value-type="float" office:value="1208.60673024744">
            <text:p>1208,6067302474</text:p>
          </table:table-cell>
          <table:table-cell office:value-type="string">
            <text:p>ZITOUNA €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9/05/2022</text:p>
          </table:table-cell>
          <table:table-cell office:value-type="string">
            <text:p>Belgique</text:p>
          </table:table-cell>
          <table:table-cell office:value-type="string">
            <text:p>CLIENTS ETRANGERS</text:p>
          </table:table-cell>
          <table:table-cell office:value-type="string">
            <text:p>MAXIBIMAX</text:p>
          </table:table-cell>
          <table:table-cell office:value-type="string">
            <text:p>Fluide</text:p>
          </table:table-cell>
          <table:table-cell office:value-type="float" office:value="1071.79487179487">
            <text:p>1071,7948717949</text:p>
          </table:table-cell>
          <table:table-cell office:value-type="float" office:value="3.3059">
            <text:p>3,3059</text:p>
          </table:table-cell>
          <table:table-cell office:value-type="float" office:value="3543.24666666667">
            <text:p>3543,2466666667</text:p>
          </table:table-cell>
          <table:table-cell office:value-type="float" office:value="856.545090541734">
            <text:p>856,5450905417</text:p>
          </table:table-cell>
          <table:table-cell office:value-type="float" office:value="215.249781253138">
            <text:p>215,2497812531</text:p>
          </table:table-cell>
          <table:table-cell office:value-type="float" office:value="3998.05447470817">
            <text:p>3998,0544747082</text:p>
          </table:table-cell>
          <table:table-cell office:value-type="string">
            <text:p>BIAT €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31/05/2022</text:p>
          </table:table-cell>
          <table:table-cell office:value-type="string">
            <text:p>Belgique</text:p>
          </table:table-cell>
          <table:table-cell office:value-type="string">
            <text:p>CLIENTS ETRANGERS</text:p>
          </table:table-cell>
          <table:table-cell office:value-type="string">
            <text:p>MAXIBIMAX</text:p>
          </table:table-cell>
          <table:table-cell office:value-type="string">
            <text:p>Electricité</text:p>
          </table:table-cell>
          <table:table-cell office:value-type="float" office:value="3333.33333333333">
            <text:p>3333,3333333333</text:p>
          </table:table-cell>
          <table:table-cell office:value-type="float" office:value="3.3059">
            <text:p>3,3059</text:p>
          </table:table-cell>
          <table:table-cell office:value-type="float" office:value="11019.6666666667">
            <text:p>11019,6666666667</text:p>
          </table:table-cell>
          <table:table-cell office:value-type="float" office:value="2663.89621460348">
            <text:p>2663,8962146035</text:p>
          </table:table-cell>
          <table:table-cell office:value-type="float" office:value="669.437118729854">
            <text:p>669,4371187299</text:p>
          </table:table-cell>
          <table:table-cell office:value-type="float" office:value="3760.70038910506">
            <text:p>3760,7003891051</text:p>
          </table:table-cell>
          <table:table-cell office:value-type="string">
            <text:p>BIAT €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5/06/2022</text:p>
          </table:table-cell>
          <table:table-cell office:value-type="string">
            <text:p>Tunisie</text:p>
          </table:table-cell>
          <table:table-cell office:value-type="string">
            <text:p>CLIENTS ETRANGERS</text:p>
          </table:table-cell>
          <table:table-cell office:value-type="string">
            <text:p>TRIPARTIE TRAVAUX</text:p>
          </table:table-cell>
          <table:table-cell office:value-type="string">
            <text:p>Génie Civil</text:p>
          </table:table-cell>
          <table:table-cell office:value-type="float" office:value="9693.0615384615">
            <text:p>9693,0615384615</text:p>
          </table:table-cell>
          <table:table-cell office:value-type="float" office:value="3.3059">
            <text:p>3,3059</text:p>
          </table:table-cell>
          <table:table-cell office:value-type="float" office:value="32044.2921399999">
            <text:p>32044,2921399999</text:p>
          </table:table-cell>
          <table:table-cell office:value-type="float" office:value="5701.80090497735">
            <text:p>5701,8009049774</text:p>
          </table:table-cell>
          <table:table-cell office:value-type="float" office:value="3991.26063348415">
            <text:p>3991,2606334842</text:p>
          </table:table-cell>
          <table:table-cell office:value-type="float" office:value="1910.20293715608">
            <text:p>1910,2029371561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26/06/2022</text:p>
          </table:table-cell>
          <table:table-cell office:value-type="string">
            <text:p>Belgique</text:p>
          </table:table-cell>
          <table:table-cell office:value-type="string">
            <text:p>CLIENTS ETRANGERS</text:p>
          </table:table-cell>
          <table:table-cell office:value-type="string">
            <text:p>MAXIBIMAX</text:p>
          </table:table-cell>
          <table:table-cell office:value-type="string">
            <text:p>Electricité</text:p>
          </table:table-cell>
          <table:table-cell office:value-type="float" office:value="1333.33333333333">
            <text:p>1333,3333333333</text:p>
          </table:table-cell>
          <table:table-cell office:value-type="float" office:value="3.3059">
            <text:p>3,3059</text:p>
          </table:table-cell>
          <table:table-cell office:value-type="float" office:value="4407.86666666667">
            <text:p>4407,8666666667</text:p>
          </table:table-cell>
          <table:table-cell office:value-type="float" office:value="1065.55848584139">
            <text:p>1065,5584858414</text:p>
          </table:table-cell>
          <table:table-cell office:value-type="float" office:value="267.774847491942">
            <text:p>267,7748474919</text:p>
          </table:table-cell>
          <table:table-cell office:value-type="float" office:value="3146.88715953307">
            <text:p>3146,8871595331</text:p>
          </table:table-cell>
          <table:table-cell office:value-type="string">
            <text:p>BIAT €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7/06/2022</text:p>
          </table:table-cell>
          <table:table-cell office:value-type="string">
            <text:p>france</text:p>
          </table:table-cell>
          <table:table-cell office:value-type="string">
            <text:p>CLIENTS ETRANGERS</text:p>
          </table:table-cell>
          <table:table-cell office:value-type="string">
            <text:p>DELTA BETA</text:p>
          </table:table-cell>
          <table:table-cell office:value-type="string">
            <text:p>Fluide</text:p>
          </table:table-cell>
          <table:table-cell office:value-type="float" office:value="2322.22222222222">
            <text:p>2322,2222222222</text:p>
          </table:table-cell>
          <table:table-cell office:value-type="float" office:value="3.3059">
            <text:p>3,3059</text:p>
          </table:table-cell>
          <table:table-cell office:value-type="float" office:value="7677.03444444444">
            <text:p>7677,0344444444</text:p>
          </table:table-cell>
          <table:table-cell office:value-type="float" office:value="2322.22222222222">
            <text:p>2322,2222222222</text:p>
          </table:table-cell>
          <table:table-cell office:value-type="float" office:value="0">
            <text:p>0</text:p>
          </table:table-cell>
          <table:table-cell office:value-type="float" office:value="2215.37613654355">
            <text:p>2215,3761365436</text:p>
          </table:table-cell>
          <table:table-cell office:value-type="string">
            <text:p>ZITOUNA €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3/07/2022</text:p>
          </table:table-cell>
          <table:table-cell office:value-type="string">
            <text:p>Belgique</text:p>
          </table:table-cell>
          <table:table-cell office:value-type="string">
            <text:p>CLIENTS ETRANGERS</text:p>
          </table:table-cell>
          <table:table-cell office:value-type="string">
            <text:p>MAXIBIMAX</text:p>
          </table:table-cell>
          <table:table-cell office:value-type="string">
            <text:p>Fluide</text:p>
          </table:table-cell>
          <table:table-cell office:value-type="float" office:value="1833.33333333333">
            <text:p>1833,3333333333</text:p>
          </table:table-cell>
          <table:table-cell office:value-type="float" office:value="3.3059">
            <text:p>3,3059</text:p>
          </table:table-cell>
          <table:table-cell office:value-type="float" office:value="6060.81666666667">
            <text:p>6060,8166666667</text:p>
          </table:table-cell>
          <table:table-cell office:value-type="float" office:value="1465.14291803191">
            <text:p>1465,1429180319</text:p>
          </table:table-cell>
          <table:table-cell office:value-type="float" office:value="368.19041530142">
            <text:p>368,1904153014</text:p>
          </table:table-cell>
          <table:table-cell office:value-type="float" office:value="3888.13229571984">
            <text:p>3888,1322957198</text:p>
          </table:table-cell>
          <table:table-cell office:value-type="string">
            <text:p>BIAT €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24/07/2022</text:p>
          </table:table-cell>
          <table:table-cell office:value-type="string">
            <text:p>France</text:p>
          </table:table-cell>
          <table:table-cell office:value-type="string">
            <text:p>CLIENTS ETRANGERS</text:p>
          </table:table-cell>
          <table:table-cell office:value-type="string">
            <text:p>K.WEST INGENIEURIE</text:p>
          </table:table-cell>
          <table:table-cell office:value-type="string">
            <text:p>Fluide</text:p>
          </table:table-cell>
          <table:table-cell office:value-type="float" office:value="18010.2339181287">
            <text:p>18010,2339181287</text:p>
          </table:table-cell>
          <table:table-cell office:value-type="float" office:value="3.3059">
            <text:p>3,3059</text:p>
          </table:table-cell>
          <table:table-cell office:value-type="float" office:value="59540.0323099415">
            <text:p>59540,0323099415</text:p>
          </table:table-cell>
          <table:table-cell office:value-type="float" office:value="18010.2339181287">
            <text:p>18010,2339181287</text:p>
          </table:table-cell>
          <table:table-cell office:value-type="float" office:value="0">
            <text:p>0</text:p>
          </table:table-cell>
          <table:table-cell office:value-type="float" office:value="2447.42862875106">
            <text:p>2447,4286287511</text:p>
          </table:table-cell>
          <table:table-cell office:value-type="string">
            <text:p>ZITOUNA €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7/08/2022</text:p>
          </table:table-cell>
          <table:table-cell office:value-type="string">
            <text:p>Belgique</text:p>
          </table:table-cell>
          <table:table-cell office:value-type="string">
            <text:p>CLIENTS ETRANGERS</text:p>
          </table:table-cell>
          <table:table-cell office:value-type="string">
            <text:p>BAQUILA</text:p>
          </table:table-cell>
          <table:table-cell office:value-type="string">
            <text:p>Fluide</text:p>
          </table:table-cell>
          <table:table-cell office:value-type="float" office:value="1888.1754385965">
            <text:p>1888,1754385965</text:p>
          </table:table-cell>
          <table:table-cell office:value-type="float" office:value="3.3059">
            <text:p>3,3059</text:p>
          </table:table-cell>
          <table:table-cell office:value-type="float" office:value="6242.11918245617">
            <text:p>6242,1191824562</text:p>
          </table:table-cell>
          <table:table-cell office:value-type="float" office:value="1508.97102101534">
            <text:p>1508,9710210153</text:p>
          </table:table-cell>
          <table:table-cell office:value-type="float" office:value="379.204417581156">
            <text:p>379,2044175812</text:p>
          </table:table-cell>
          <table:table-cell office:value-type="float" office:value="4661.05263157895">
            <text:p>4661,052631579</text:p>
          </table:table-cell>
          <table:table-cell office:value-type="string">
            <text:p>BIAT €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8/08/2022</text:p>
          </table:table-cell>
          <table:table-cell office:value-type="string">
            <text:p>France</text:p>
          </table:table-cell>
          <table:table-cell office:value-type="string">
            <text:p>CLIENTS ETRANGERS</text:p>
          </table:table-cell>
          <table:table-cell office:value-type="string">
            <text:p>K.WEST INGENIEURIE</text:p>
          </table:table-cell>
          <table:table-cell office:value-type="string">
            <text:p>Electricité</text:p>
          </table:table-cell>
          <table:table-cell office:value-type="float" office:value="5994.15204678362">
            <text:p>5994,1520467836</text:p>
          </table:table-cell>
          <table:table-cell office:value-type="float" office:value="3.3059">
            <text:p>3,3059</text:p>
          </table:table-cell>
          <table:table-cell office:value-type="float" office:value="19816.067251462">
            <text:p>19816,067251462</text:p>
          </table:table-cell>
          <table:table-cell office:value-type="float" office:value="3525.97179222566">
            <text:p>3525,9717922257</text:p>
          </table:table-cell>
          <table:table-cell office:value-type="float" office:value="2468.18025455796">
            <text:p>2468,180254558</text:p>
          </table:table-cell>
          <table:table-cell office:value-type="float" office:value="2080.01218275584">
            <text:p>2080,0121827558</text:p>
          </table:table-cell>
          <table:table-cell office:value-type="string">
            <text:p>ZITOUNA €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25/09/2022</text:p>
          </table:table-cell>
          <table:table-cell office:value-type="string">
            <text:p>france</text:p>
          </table:table-cell>
          <table:table-cell office:value-type="string">
            <text:p>CLIENTS ETRANGERS</text:p>
          </table:table-cell>
          <table:table-cell office:value-type="string">
            <text:p>DELTA BETA</text:p>
          </table:table-cell>
          <table:table-cell office:value-type="string">
            <text:p>Electricité</text:p>
          </table:table-cell>
          <table:table-cell office:value-type="float" office:value="13314.6023391813">
            <text:p>13314,6023391813</text:p>
          </table:table-cell>
          <table:table-cell office:value-type="float" office:value="3.3059">
            <text:p>3,3059</text:p>
          </table:table-cell>
          <table:table-cell office:value-type="float" office:value="44016.7438730994">
            <text:p>44016,7438730994</text:p>
          </table:table-cell>
          <table:table-cell office:value-type="float" office:value="7832.11902304782">
            <text:p>7832,1190230478</text:p>
          </table:table-cell>
          <table:table-cell office:value-type="float" office:value="5482.48331613347">
            <text:p>5482,4833161335</text:p>
          </table:table-cell>
          <table:table-cell office:value-type="float" office:value="1530.09612049326">
            <text:p>1530,0961204933</text:p>
          </table:table-cell>
          <table:table-cell office:value-type="string">
            <text:p>ZITOUNA TND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24/10/2022</text:p>
          </table:table-cell>
          <table:table-cell office:value-type="string">
            <text:p>France</text:p>
          </table:table-cell>
          <table:table-cell office:value-type="string">
            <text:p>CLIENTS ETRANGERS</text:p>
          </table:table-cell>
          <table:table-cell office:value-type="string">
            <text:p>TRIPARTIE TRAVAUX</text:p>
          </table:table-cell>
          <table:table-cell office:value-type="string">
            <text:p>Génie Civil</text:p>
          </table:table-cell>
          <table:table-cell office:value-type="float" office:value="25697.4911782999">
            <text:p>25697,4911782999</text:p>
          </table:table-cell>
          <table:table-cell office:value-type="float" office:value="3.3059">
            <text:p>3,3059</text:p>
          </table:table-cell>
          <table:table-cell office:value-type="float" office:value="84953.3360863416">
            <text:p>84953,3360863416</text:p>
          </table:table-cell>
          <table:table-cell office:value-type="float" office:value="15116.1712813529">
            <text:p>15116,1712813529</text:p>
          </table:table-cell>
          <table:table-cell office:value-type="float" office:value="10581.319896947">
            <text:p>10581,319896947</text:p>
          </table:table-cell>
          <table:table-cell office:value-type="float" office:value="1670.89880456708">
            <text:p>1670,8988045671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4/11/2022</text:p>
          </table:table-cell>
          <table:table-cell office:value-type="string">
            <text:p>france</text:p>
          </table:table-cell>
          <table:table-cell office:value-type="string">
            <text:p>CLIENTS ETRANGERS</text:p>
          </table:table-cell>
          <table:table-cell office:value-type="string">
            <text:p>DELTA BETA</text:p>
          </table:table-cell>
          <table:table-cell office:value-type="string">
            <text:p>Génie Civil</text:p>
          </table:table-cell>
          <table:table-cell office:value-type="float" office:value="27696.248811">
            <text:p>27696,248811</text:p>
          </table:table-cell>
          <table:table-cell office:value-type="float" office:value="3.3059">
            <text:p>3,3059</text:p>
          </table:table-cell>
          <table:table-cell office:value-type="float" office:value="91561.0289442849">
            <text:p>91561,0289442849</text:p>
          </table:table-cell>
          <table:table-cell office:value-type="float" office:value="16291.9110652941">
            <text:p>16291,9110652941</text:p>
          </table:table-cell>
          <table:table-cell office:value-type="float" office:value="11404.3377457059">
            <text:p>11404,3377457059</text:p>
          </table:table-cell>
          <table:table-cell office:value-type="float" office:value="2141.65112599846">
            <text:p>2141,6511259985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03/12/2022</text:p>
          </table:table-cell>
          <table:table-cell office:value-type="string">
            <text:p>Belgique</text:p>
          </table:table-cell>
          <table:table-cell office:value-type="string">
            <text:p>CLIENTS ETRANGERS</text:p>
          </table:table-cell>
          <table:table-cell office:value-type="string">
            <text:p>MAXIBIMAX</text:p>
          </table:table-cell>
          <table:table-cell office:value-type="string">
            <text:p>Génie Civil</text:p>
          </table:table-cell>
          <table:table-cell office:value-type="float" office:value="2575.23948">
            <text:p>2575,23948</text:p>
          </table:table-cell>
          <table:table-cell office:value-type="float" office:value="3.3059">
            <text:p>3,3059</text:p>
          </table:table-cell>
          <table:table-cell office:value-type="float" office:value="8513.484196932">
            <text:p>8513,484196932</text:p>
          </table:table-cell>
          <table:table-cell office:value-type="float" office:value="2058.05121074083">
            <text:p>2058,0512107408</text:p>
          </table:table-cell>
          <table:table-cell office:value-type="float" office:value="517.188269259171">
            <text:p>517,1882692592</text:p>
          </table:table-cell>
          <table:table-cell office:value-type="float" office:value="3693.68421052632">
            <text:p>3693,6842105263</text:p>
          </table:table-cell>
          <table:table-cell office:value-type="string">
            <text:p>BIAT TND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24/12/2022</text:p>
          </table:table-cell>
          <table:table-cell office:value-type="string">
            <text:p>France</text:p>
          </table:table-cell>
          <table:table-cell office:value-type="string">
            <text:p>CLIENTS ETRANGERS</text:p>
          </table:table-cell>
          <table:table-cell office:value-type="string">
            <text:p>K.WEST INGENIEURIE</text:p>
          </table:table-cell>
          <table:table-cell office:value-type="string">
            <text:p>Génie Civil</text:p>
          </table:table-cell>
          <table:table-cell office:value-type="float" office:value="21911.7454803">
            <text:p>21911,7454803</text:p>
          </table:table-cell>
          <table:table-cell office:value-type="float" office:value="3.3059">
            <text:p>3,3059</text:p>
          </table:table-cell>
          <table:table-cell office:value-type="float" office:value="72438.0393833238">
            <text:p>72438,0393833238</text:p>
          </table:table-cell>
          <table:table-cell office:value-type="float" office:value="12889.2620472353">
            <text:p>12889,2620472353</text:p>
          </table:table-cell>
          <table:table-cell office:value-type="float" office:value="9022.48343306471">
            <text:p>9022,4834330647</text:p>
          </table:table-cell>
          <table:table-cell office:value-type="float" office:value="2740.51576083607">
            <text:p>2740,5157608361</text:p>
          </table:table-cell>
          <table:table-cell office:value-type="string">
            <text:p>ZITOUNA TND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10">10/09/2025</text:date>, <text:time>12:3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9-10T12:37:37.38</dc:date>
    <dc:creator>chaffar seif allah</dc:creator>
    <meta:document-statistic meta:table-count="1" meta:cell-count="420" meta:object-count="0"/>
    <meta:generator>OpenOffice/4.1.12$Win32 OpenOffice.org_project/4112m1$Build-9809</meta:generator>
  </office:meta>
</office:document-meta>
</file>